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3-5)</text:p>
          </table:table-cell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26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hicago State (5-3)</text:p>
          </table:table-cell>
          <table:table-cell office:value-type="string">
            <text:p>25</text:p>
          </table:table-cell>
          <table:table-cell office:value-type="string">
            <text:p>32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07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46</text:p>
          </table:table-cell>
          <table:table-cell office:value-type="string">
            <text:p>.08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.19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-.023</text:p>
          </table:table-cell>
        </table:table-row>
        <table:table-row>
          <table:table-cell office:value-type="string">
            <text:p>Chicago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46</text:p>
          </table:table-cell>
          <table:table-cell office:value-type="string">
            <text:p>.13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13</text:p>
          </table:table-cell>
          <table:table-cell office:value-type="string">
            <text:p>55</text:p>
          </table:table-cell>
          <table:table-cell office:value-type="string">
            <text:p>.10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10</text:p>
          </table:table-cell>
          <table:table-cell office:value-type="string">
            <text:p>50</text:p>
          </table:table-cell>
          <table:table-cell office:value-type="string">
            <text:p>.14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43</text:p>
          </table:table-cell>
          <table:table-cell office:value-type="string">
            <text:p>.233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000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56</text:p>
          </table:table-cell>
          <table:table-cell office:value-type="string">
            <text:p>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-.0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60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24</text:p>
          </table:table-cell>
          <table:table-cell office:value-type="string">
            <text:p>170</text:p>
          </table:table-cell>
          <table:table-cell office:value-type="string">
            <text:p>.082</text:p>
          </table:table-cell>
          <table:table-cell office:value-type="string">
            <text:p>36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77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2.0</text:p>
          </table:table-cell>
        </table:table-row>
      </table:table>
      <table:table table:name="Sheet 3">
        <table:table-row>
          <table:table-cell office:value-type="string">
            <text:p>Chicago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Farris, Summer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dams, Lacee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Olapo, Ebu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Klavitter, Megan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Carvajal, Carmen 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9</text:p>
          </table:table-cell>
          <table:table-cell office:value-type="string">
            <text:p>60</text:p>
          </table:table-cell>
          <table:table-cell office:value-type="string">
            <text:p>.23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6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Dela Cruz, Lauryn 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14</text:p>
          </table:table-cell>
          <table:table-cell office:value-type="string">
            <text:p>73</text:p>
          </table:table-cell>
          <table:table-cell office:value-type="string">
            <text:p>.13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5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Cliff, Alexandria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-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omfim, Ludmil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Eyring, Paige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Addison, Shontana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5</text:p>
          </table:table-cell>
          <table:table-cell office:value-type="string">
            <text:p>36</text:p>
          </table:table-cell>
          <table:table-cell office:value-type="string">
            <text:p>194</text:p>
          </table:table-cell>
          <table:table-cell office:value-type="string">
            <text:p>.149</text:p>
          </table:table-cell>
          <table:table-cell office:value-type="string">
            <text:p>62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